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572811365644457629"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09912075958250702"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374379131496503037"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78333840782889448"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308377781516961309"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434739929511556870"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298763003795057217"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6388204350286587124"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6783359" text:continue-list="list2298763003795057217"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52505983841502774"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55854"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63460"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758809"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764845"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78221"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 minutes on our elliptical. Average heart rate 108 bpm</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
      <text:p text:style-name="P82"><text:soft-page-break/><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83">Sat Nov 28, 2020 <text:span text:style-name="T1">5.5 miles of walking</text:span> on hilly roads.</text:p>
      <text:p text:style-name="P83">This included 5 miles on the cemetery loop.</text:p>
      <text:p text:style-name="P83">1<text:span text:style-name="T5">st</text:span> mile (Warm up): 13:54, HR: <text:s/>102 bpm, 1418 heartbeats/mile</text:p>
      <text:p text:style-name="P83">Next 2 miles: <text:s/>26:41, pace: 13:21, HR: 116 bpm, 1547 heartbeats/mile</text:p>
      <text:p text:style-name="P83">Next 2 miles: <text:s/>27:42, pace: 13:51, HR: 111 bpm, 1537 heartbeats/mile</text:p>
      <text:p text:style-name="P83"/>
      <text:p text:style-name="P83">Sun Nov 29, 2020 <text:span text:style-name="T1">5.5 miles of walking</text:span> on hilly roads.</text:p>
      <text:p text:style-name="P83">This included 5.07 miles on the cemetery loop. The sum of the ascents was 350 feet.</text:p>
      <text:p text:style-name="P83">Walk: 16 cemetery loops (5.07 miles) averaging 14:08/mile, HR: 104, 1470 hearbeats/mile</text:p>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896803807013137242"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9T16:54:50.88</dc:date>
    <dc:creator>James Lombardi</dc:creator>
    <meta:editing-duration>P8DT20H41M32S</meta:editing-duration>
    <meta:editing-cycles>746</meta:editing-cycles>
    <meta:generator>OpenOffice/4.1.2$Win32 OpenOffice.org_project/412m3$Build-9782</meta:generator>
    <meta:document-statistic meta:table-count="0" meta:image-count="1" meta:object-count="0" meta:page-count="82" meta:paragraph-count="2286" meta:word-count="25840" meta:character-count="131710"/>
  </office:meta>
</office:document-meta>
</file>